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="0cm" fo:border="none"/>
    </style:style>
    <style:style style:name="P2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3" style:family="paragraph" style:parent-style-name="Heading_20_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4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5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6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7" style:family="paragraph" style:parent-style-name="Preformatted_20_Text" style:list-style-name="L11">
      <style:paragraph-properties fo:margin-top="0cm" fo:margin-bottom="0.499cm" style:contextual-spacing="false"/>
    </style:style>
    <style:style style:name="P8" style:family="paragraph" style:parent-style-name="Preformatted_20_Text" style:list-style-name="L13">
      <style:paragraph-properties fo:margin-top="0cm" fo:margin-bottom="0.499cm" style:contextual-spacing="false"/>
    </style:style>
    <style:style style:name="P9" style:family="paragraph" style:parent-style-name="Preformatted_20_Text" style:list-style-name="L15">
      <style:paragraph-properties fo:margin-top="0cm" fo:margin-bottom="0.499cm" style:contextual-spacing="false"/>
    </style:style>
    <style:style style:name="P10" style:family="paragraph" style:parent-style-name="Preformatted_20_Text" style:list-style-name="L17">
      <style:paragraph-properties fo:margin-top="0cm" fo:margin-bottom="0.499cm" style:contextual-spacing="fals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6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17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8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19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0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1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3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24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25" style:family="paragraph" style:parent-style-name="Text_20_body">
      <style:paragraph-properties fo:margin-left="0cm" fo:margin-right="0cm" fo:text-align="end" style:justify-single-word="false" fo:text-indent="0cm" style:auto-text-indent="false"/>
    </style:style>
    <style:style style:name="P2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7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28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29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0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31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2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33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4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35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6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37" style:family="paragraph" style:parent-style-name="Text_20_body" style:list-style-name="L10"/>
    <style:style style:name="P38" style:family="paragraph" style:parent-style-name="Text_20_body" style:list-style-name="L11"/>
    <style:style style:name="P39" style:family="paragraph" style:parent-style-name="Text_20_body" style:list-style-name="L11">
      <style:paragraph-properties fo:margin-left="0cm" fo:margin-right="0cm" fo:text-indent="0cm" style:auto-text-indent="false"/>
    </style:style>
    <style:style style:name="P40" style:family="paragraph" style:parent-style-name="Text_20_body" style:list-style-name="L12"/>
    <style:style style:name="P41" style:family="paragraph" style:parent-style-name="Text_20_body" style:list-style-name="L13"/>
    <style:style style:name="P42" style:family="paragraph" style:parent-style-name="Text_20_body" style:list-style-name="L13">
      <style:paragraph-properties fo:margin-left="0cm" fo:margin-right="0cm" fo:text-indent="0cm" style:auto-text-indent="false"/>
    </style:style>
    <style:style style:name="P43" style:family="paragraph" style:parent-style-name="Text_20_body" style:list-style-name="L14"/>
    <style:style style:name="P44" style:family="paragraph" style:parent-style-name="Text_20_body" style:list-style-name="L15"/>
    <style:style style:name="P45" style:family="paragraph" style:parent-style-name="Text_20_body" style:list-style-name="L15">
      <style:paragraph-properties fo:margin-left="0cm" fo:margin-right="0cm" fo:text-indent="0cm" style:auto-text-indent="false"/>
    </style:style>
    <style:style style:name="P46" style:family="paragraph" style:parent-style-name="Text_20_body" style:list-style-name="L16"/>
    <style:style style:name="P47" style:family="paragraph" style:parent-style-name="Text_20_body" style:list-style-name="L17"/>
    <style:style style:name="P48" style:family="paragraph" style:parent-style-name="Text_20_body" style:list-style-name="L17">
      <style:paragraph-properties fo:margin-left="0cm" fo:margin-right="0cm" fo:text-indent="0cm" style:auto-text-indent="false"/>
    </style:style>
    <style:style style:name="P49" style:family="paragraph" style:parent-style-name="Text_20_body" style:list-style-name="L18"/>
    <style:style style:name="T1" style:family="text">
      <style:text-properties loext:padding="0cm" loext:border="none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31" text:anchor-type="page" text:anchor-page-number="1" svg:x="0cm" svg:y="0cm" svg:width="20.003cm" draw:z-index="26">
        <draw:text-box fo:min-height="0.041cm">
          <text:p text:style-name="P12"/>
        </draw:text-box>
      </draw:frame>
      <draw:frame draw:style-name="fr1" draw:name="Marco130" text:anchor-type="page" text:anchor-page-number="1" svg:x="0cm" svg:y="0cm" svg:width="0.041cm" draw:z-index="25">
        <draw:text-box fo:min-height="0.041cm">
          <text:p text:style-name="P12"/>
        </draw:text-box>
      </draw:frame>
      <draw:frame draw:style-name="fr1" draw:name="Marco121" text:anchor-type="page" text:anchor-page-number="1" svg:x="0cm" svg:y="0cm" svg:width="0.041cm" draw:z-index="24">
        <draw:text-box fo:min-height="0.9cm">
          <text:p text:style-name="P12"/>
        </draw:text-box>
      </draw:frame>
      <draw:frame draw:style-name="fr1" draw:name="Marco116" text:anchor-type="page" text:anchor-page-number="1" svg:x="0cm" svg:y="0cm" svg:width="20.003cm" draw:z-index="23">
        <draw:text-box fo:min-height="0.041cm">
          <text:p text:style-name="P12"/>
        </draw:text-box>
      </draw:frame>
      <draw:frame draw:style-name="fr1" draw:name="Marco115" text:anchor-type="page" text:anchor-page-number="1" svg:x="0cm" svg:y="0cm" svg:width="0.041cm" draw:z-index="22">
        <draw:text-box fo:min-height="0.041cm">
          <text:p text:style-name="P12"/>
        </draw:text-box>
      </draw:frame>
      <draw:frame draw:style-name="fr1" draw:name="Marco106" text:anchor-type="page" text:anchor-page-number="1" svg:x="0cm" svg:y="0cm" svg:width="0.041cm" draw:z-index="21">
        <draw:text-box fo:min-height="0.9cm">
          <text:p text:style-name="P12"/>
        </draw:text-box>
      </draw:frame>
      <draw:frame draw:style-name="fr1" draw:name="Marco101" text:anchor-type="page" text:anchor-page-number="1" svg:x="0cm" svg:y="0cm" svg:width="20.003cm" draw:z-index="20">
        <draw:text-box fo:min-height="0.041cm">
          <text:p text:style-name="P12"/>
        </draw:text-box>
      </draw:frame>
      <draw:frame draw:style-name="fr1" draw:name="Marco100" text:anchor-type="page" text:anchor-page-number="1" svg:x="0cm" svg:y="0cm" svg:width="0.041cm" draw:z-index="19">
        <draw:text-box fo:min-height="0.041cm">
          <text:p text:style-name="P12"/>
        </draw:text-box>
      </draw:frame>
      <draw:frame draw:style-name="fr1" draw:name="Marco91" text:anchor-type="page" text:anchor-page-number="1" svg:x="0cm" svg:y="0cm" svg:width="0.041cm" draw:z-index="18">
        <draw:text-box fo:min-height="0.9cm">
          <text:p text:style-name="P12"/>
        </draw:text-box>
      </draw:frame>
      <draw:frame draw:style-name="fr1" draw:name="Marco86" text:anchor-type="page" text:anchor-page-number="1" svg:x="0cm" svg:y="0cm" svg:width="20.003cm" draw:z-index="17">
        <draw:text-box fo:min-height="0.041cm">
          <text:p text:style-name="P12"/>
        </draw:text-box>
      </draw:frame>
      <draw:frame draw:style-name="fr1" draw:name="Marco85" text:anchor-type="page" text:anchor-page-number="1" svg:x="0cm" svg:y="0cm" svg:width="0.041cm" draw:z-index="16">
        <draw:text-box fo:min-height="0.041cm">
          <text:p text:style-name="P12"/>
        </draw:text-box>
      </draw:frame>
      <draw:frame draw:style-name="fr1" draw:name="Marco76" text:anchor-type="page" text:anchor-page-number="1" svg:x="0cm" svg:y="0cm" svg:width="0.041cm" draw:z-index="15">
        <draw:text-box fo:min-height="0.9cm">
          <text:p text:style-name="P12"/>
        </draw:text-box>
      </draw:frame>
      <draw:frame draw:style-name="fr1" draw:name="Marco71" text:anchor-type="page" text:anchor-page-number="1" svg:x="0cm" svg:y="0cm" svg:width="20.003cm" draw:z-index="14">
        <draw:text-box fo:min-height="0.041cm">
          <text:p text:style-name="P12"/>
        </draw:text-box>
      </draw:frame>
      <draw:frame draw:style-name="fr1" draw:name="Marco70" text:anchor-type="page" text:anchor-page-number="1" svg:x="0cm" svg:y="0cm" svg:width="0.041cm" draw:z-index="13">
        <draw:text-box fo:min-height="0.041cm">
          <text:p text:style-name="P12"/>
        </draw:text-box>
      </draw:frame>
      <draw:frame draw:style-name="fr1" draw:name="Marco61" text:anchor-type="page" text:anchor-page-number="1" svg:x="0cm" svg:y="0cm" svg:width="0.041cm" draw:z-index="12">
        <draw:text-box fo:min-height="0.9cm">
          <text:p text:style-name="P12"/>
        </draw:text-box>
      </draw:frame>
      <draw:frame draw:style-name="fr1" draw:name="Marco56" text:anchor-type="page" text:anchor-page-number="1" svg:x="0cm" svg:y="0cm" svg:width="20.003cm" draw:z-index="11">
        <draw:text-box fo:min-height="0.041cm">
          <text:p text:style-name="P12"/>
        </draw:text-box>
      </draw:frame>
      <draw:frame draw:style-name="fr1" draw:name="Marco55" text:anchor-type="page" text:anchor-page-number="1" svg:x="0cm" svg:y="0cm" svg:width="0.041cm" draw:z-index="10">
        <draw:text-box fo:min-height="0.041cm">
          <text:p text:style-name="P12"/>
        </draw:text-box>
      </draw:frame>
      <draw:frame draw:style-name="fr1" draw:name="Marco46" text:anchor-type="page" text:anchor-page-number="1" svg:x="0cm" svg:y="0cm" svg:width="0.041cm" draw:z-index="9">
        <draw:text-box fo:min-height="0.9cm">
          <text:p text:style-name="P12"/>
        </draw:text-box>
      </draw:frame>
      <draw:frame draw:style-name="fr1" draw:name="Marco41" text:anchor-type="page" text:anchor-page-number="1" svg:x="0cm" svg:y="0cm" svg:width="20.003cm" draw:z-index="8">
        <draw:text-box fo:min-height="0.041cm">
          <text:p text:style-name="P12"/>
        </draw:text-box>
      </draw:frame>
      <draw:frame draw:style-name="fr1" draw:name="Marco40" text:anchor-type="page" text:anchor-page-number="1" svg:x="0cm" svg:y="0cm" svg:width="0.041cm" draw:z-index="7">
        <draw:text-box fo:min-height="0.041cm">
          <text:p text:style-name="P12"/>
        </draw:text-box>
      </draw:frame>
      <draw:frame draw:style-name="fr1" draw:name="Marco31" text:anchor-type="page" text:anchor-page-number="1" svg:x="0cm" svg:y="0cm" svg:width="0.041cm" draw:z-index="6">
        <draw:text-box fo:min-height="0.9cm">
          <text:p text:style-name="P12"/>
        </draw:text-box>
      </draw:frame>
      <draw:frame draw:style-name="fr1" draw:name="Marco26" text:anchor-type="page" text:anchor-page-number="1" svg:x="0cm" svg:y="0cm" svg:width="20.003cm" draw:z-index="5">
        <draw:text-box fo:min-height="0.041cm">
          <text:p text:style-name="P12"/>
        </draw:text-box>
      </draw:frame>
      <draw:frame draw:style-name="fr1" draw:name="Marco25" text:anchor-type="page" text:anchor-page-number="1" svg:x="0cm" svg:y="0cm" svg:width="0.041cm" draw:z-index="4">
        <draw:text-box fo:min-height="0.041cm">
          <text:p text:style-name="P12"/>
        </draw:text-box>
      </draw:frame>
      <draw:frame draw:style-name="fr1" draw:name="Marco16" text:anchor-type="page" text:anchor-page-number="1" svg:x="0cm" svg:y="0cm" svg:width="0.041cm" draw:z-index="3">
        <draw:text-box fo:min-height="0.9cm">
          <text:p text:style-name="P12"/>
        </draw:text-box>
      </draw:frame>
      <draw:frame draw:style-name="fr1" draw:name="Marco11" text:anchor-type="page" text:anchor-page-number="1" svg:x="0cm" svg:y="0cm" svg:width="20.003cm" draw:z-index="2">
        <draw:text-box fo:min-height="0.041cm">
          <text:p text:style-name="P12"/>
        </draw:text-box>
      </draw:frame>
      <draw:frame draw:style-name="fr1" draw:name="Marco10" text:anchor-type="page" text:anchor-page-number="1" svg:x="0cm" svg:y="0cm" svg:width="0.041cm" draw:z-index="1">
        <draw:text-box fo:min-height="0.041cm">
          <text:p text:style-name="P12"/>
        </draw:text-box>
      </draw:frame>
      <draw:frame draw:style-name="fr1" draw:name="Marco1" text:anchor-type="page" text:anchor-page-number="1" svg:x="0cm" svg:y="0cm" svg:width="0.041cm" draw:z-index="0">
        <draw:text-box fo:min-height="0.9cm">
          <text:p text:style-name="P12"/>
        </draw:text-box>
      </draw:frame>
      <text:h text:style-name="P1" text:outline-level="1">🐧 Ejercicios Prácticos: Iniciación a la Terminal Linux (Bash)</text:h>
      <text:p text:style-name="Text_20_body">Aquí tienes una serie de ejercicios diseñados para practicar los comandos básicos. Puedes copiar y pegar este contenido en tu documento de estudio o bloc de notas.</text:p>
      <text:p text:style-name="Horizontal_20_Line"/>
      <text:h text:style-name="Heading_20_2" text:outline-level="2">🪑 Ejercicio 1: Inicio de Sesión en CLI</text:h>
      <text:p text:style-name="Text_20_body">🎯 <text:span text:style-name="T2">Objetivo:</text:span> Acceder al sistema operativo a través de la interfaz de línea de comandos (CLI) de forma segura.</text:p>
      <text:p text:style-name="Text_20_body">🪜 <text:span text:style-name="T2">Paso a paso:</text:span></text:p>
      <text:list text:style-name="L10">
        <text:list-item>
          <text:p text:style-name="P37">Enciende tu máquina virtual o servidor Linux.</text:p>
        </text:list-item>
        <text:list-item>
          <text:p text:style-name="P37">Cuando aparezca la pantalla de login, escribe tu <text:span text:style-name="T2">nombre de usuario</text:span> y presiona <text:span text:style-name="Source_20_Text">Enter</text:span>.</text:p>
        </text:list-item>
        <text:list-item>
          <text:p text:style-name="P37">Escribe tu <text:span text:style-name="T2">contaseña</text:span> (no se verán los caracteres mientras escribes) y presiona <text:span text:style-name="Source_20_Text">Enter</text:span>.</text:p>
        </text:list-item>
        <text:list-item>
          <text:p text:style-name="P37">Verás algo similar a: <text:span text:style-name="Source_20_Text">usuario@maquina:~$</text:span></text:p>
        </text:list-item>
      </text:list>
      <text:p text:style-name="Text_20_body">💡 <text:span text:style-name="T2">Explicación:</text:span> La CLI (Command Line Interface) es el entorno donde interactuamos directamente con el kernel. El símbolo <text:span text:style-name="Source_20_Text">$</text:span> indica que eres un <text:span text:style-name="T2">usuario normal</text:span>. El sistema valida tus credenciales antes de permitirte el acceso.</text:p>
      <text:p text:style-name="Horizontal_20_Line"/>
      <text:h text:style-name="Heading_20_2" text:outline-level="2">💻 Ejercicio 2: Información del Sistema con <text:span text:style-name="Source_20_Text">uname</text:span></text:h>
      <text:p text:style-name="Text_20_body">🎯 <text:span text:style-name="T2">Objetivo:</text:span> Consultar detalles sobre el kernel y el sistema operativo usando diferentes opciones.</text:p>
      <text:p text:style-name="Text_20_body">🪜 <text:span text:style-name="T2">Paso a paso:</text:span></text:p>
      <text:list text:style-name="L11">
        <text:list-item>
          <text:p text:style-name="P38">Escribe el comando básico:</text:p>
          <text:p text:style-name="P39"/>
          <text:p text:style-name="P7"><text:span text:style-name="Source_20_Text">uname</text:span></text:p>
        </text:list-item>
        <text:list-item>
          <text:p text:style-name="P38">Escribe el comando para ver toda la información:</text:p>
          <text:p text:style-name="P39"/>
          <text:p text:style-name="P7"><text:span text:style-name="Source_20_Text">uname -a</text:span></text:p>
        </text:list-item>
        <text:list-item>
          <text:p text:style-name="P38">Escribe el comando para ver solo la versión del kernel:</text:p>
          <text:p text:style-name="P39"/>
          <text:p text:style-name="P7"><text:span text:style-name="Source_20_Text">uname -r</text:span></text:p>
        </text:list-item>
      </text:list>
      <text:p text:style-name="Text_20_body">💡 <text:span text:style-name="T2">Explicación:</text:span> <text:span text:style-name="Source_20_Text">uname</text:span> significa "Unix Name".</text:p>
      <text:list text:style-name="L12">
        <text:list-item>
          <text:p text:style-name="P40"><text:soft-page-break/><text:span text:style-name="T2">Sin opciones:</text:span> Muestra el nombre del kernel (ej. Linux).</text:p>
        </text:list-item>
        <text:list-item>
          <text:p text:style-name="P40"><text:span text:style-name="Source_20_Text"><text:span text:style-name="T2">-a</text:span></text:span><text:span text:style-name="T2"> (all):</text:span> Muestra toda la información disponible (nombre, versión, arquitectura, etc.).</text:p>
        </text:list-item>
        <text:list-item>
          <text:p text:style-name="P40"><text:span text:style-name="Source_20_Text"><text:span text:style-name="T2">-r</text:span></text:span><text:span text:style-name="T2"> (release):</text:span> Muestra la versión específica del kernel.</text:p>
        </text:list-item>
        <text:list-item>
          <text:p text:style-name="P40">⚠️ <text:span text:style-name="T2">Nota:</text:span> Las opciones en Linux suelen ser sensibles a mayúsculas.</text:p>
        </text:list-item>
      </text:list>
      <text:p text:style-name="Horizontal_20_Line"/>
      <text:h text:style-name="Heading_20_2" text:outline-level="2">🌐 Ejercicio 3: Nombre del Host y Sensibilidad a Mayúsculas</text:h>
      <text:p text:style-name="Text_20_body">🎯 <text:span text:style-name="T2">Objetivo:</text:span> Identificar la dirección IP y comprender que Linux distingue entre mayúsculas y minúsculas en las opciones.</text:p>
      <text:p text:style-name="Text_20_body">🪜 <text:span text:style-name="T2">Paso a paso:</text:span></text:p>
      <text:list text:style-name="L13">
        <text:list-item>
          <text:p text:style-name="P41">Ejecuta el comando con minúscula:</text:p>
          <text:p text:style-name="P42"/>
          <text:p text:style-name="P8"><text:span text:style-name="Source_20_Text">hostname -i</text:span></text:p>
        </text:list-item>
        <text:list-item>
          <text:p text:style-name="P41">Ejecuta el comando con mayúscula:</text:p>
          <text:p text:style-name="P42"/>
          <text:p text:style-name="P8"><text:span text:style-name="Source_20_Text">hostname -I</text:span></text:p>
        </text:list-item>
        <text:list-item>
          <text:p text:style-name="P41">Intenta ejecutar una opción inexistente para ver el error:</text:p>
          <text:p text:style-name="P42"/>
          <text:p text:style-name="P8"><text:span text:style-name="Source_20_Text">hostname -A</text:span></text:p>
        </text:list-item>
      </text:list>
      <text:p text:style-name="Text_20_body">💡 <text:span text:style-name="T2">Explicación:</text:span></text:p>
      <text:list text:style-name="L14">
        <text:list-item>
          <text:p text:style-name="P43"><text:span text:style-name="Source_20_Text"><text:span text:style-name="T2">hostname -i</text:span></text:span><text:span text:style-name="T2"> (minúscula):</text:span> Muestra la dirección IP principal del host.</text:p>
        </text:list-item>
        <text:list-item>
          <text:p text:style-name="P43"><text:span text:style-name="Source_20_Text"><text:span text:style-name="T2">hostname -I</text:span></text:span><text:span text:style-name="T2"> (mayúscula):</text:span> Muestra <text:span text:style-name="T2">todas</text:span> las direcciones IP asignadas a la máquina.</text:p>
        </text:list-item>
        <text:list-item>
          <text:p text:style-name="P43">🔍 <text:span text:style-name="T2">Conclusión:</text:span> <text:span text:style-name="Source_20_Text">-i</text:span> no es lo mismo que <text:span text:style-name="Source_20_Text">-I</text:span>. Linux es <text:span text:style-name="T2">case-sensitive</text:span> (sensible a mayúsculas/minúsculas) en comandos y opciones.</text:p>
        </text:list-item>
      </text:list>
      <text:p text:style-name="Horizontal_20_Line"/>
      <text:h text:style-name="Heading_20_2" text:outline-level="2">🔐 Ejercicio 4: Cambio de Usuario a Root con <text:span text:style-name="Source_20_Text">sudo su</text:span></text:h>
      <text:p text:style-name="Text_20_body">🎯 <text:span text:style-name="T2">Objetivo:</text:span> Elevar privilegios a superusuario y observar el cambio en el indicador de comando (prompt).</text:p>
      <text:p text:style-name="Text_20_body">🪜 <text:span text:style-name="T2">Paso a paso:</text:span></text:p>
      <text:list text:style-name="L15">
        <text:list-item>
          <text:p text:style-name="P44">Escribe el siguiente comando:</text:p>
          <text:p text:style-name="P45"/>
          <text:p text:style-name="P9"><text:span text:style-name="Source_20_Text">sudo su</text:span></text:p>
        </text:list-item>
        <text:list-item>
          <text:p text:style-name="P44"><text:soft-page-break/>Introduce tu contraseña cuando se solicite.</text:p>
        </text:list-item>
        <text:list-item>
          <text:p text:style-name="P44">Observa cómo cambia el símbolo al final de la línea.</text:p>
        </text:list-item>
        <text:list-item>
          <text:p text:style-name="P44">(No hagas cambios críticos, solo observa).</text:p>
        </text:list-item>
      </text:list>
      <text:p text:style-name="Text_20_body">💡 <text:span text:style-name="T2">Explicación:</text:span></text:p>
      <text:list text:style-name="L16">
        <text:list-item>
          <text:p text:style-name="P46"><text:span text:style-name="Source_20_Text"><text:span text:style-name="T2">sudo</text:span></text:span><text:span text:style-name="T2">:</text:span> Permite ejecutar comandos como superusuario.</text:p>
        </text:list-item>
        <text:list-item>
          <text:p text:style-name="P46"><text:span text:style-name="Source_20_Text"><text:span text:style-name="T2">su</text:span></text:span><text:span text:style-name="T2">:</text:span> Cambia de usuario (Switch User).</text:p>
        </text:list-item>
        <text:list-item>
          <text:p text:style-name="P46">🛑 <text:span text:style-name="T2">Cambio de Prompt:</text:span> El símbolo cambia de <text:span text:style-name="Source_20_Text">$</text:span> (usuario normal) a <text:span text:style-name="Source_20_Text">#</text:span> (root/superusuario). Esto indica que tienes control total sobre el sistema.</text:p>
        </text:list-item>
        <text:list-item>
          <text:p text:style-name="P46">📚 <text:span text:style-name="T3">Este tema de permisos y seguridad se verá en profundidad en módulos posteriores.</text:span></text:p>
        </text:list-item>
      </text:list>
      <text:p text:style-name="Horizontal_20_Line"/>
      <text:h text:style-name="Heading_20_2" text:outline-level="2">🚪 Ejercicio 5: Salir y Limpiar Pantalla</text:h>
      <text:p text:style-name="Text_20_body">🎯 <text:span text:style-name="T2">Objetivo:</text:span> Cerrar la sesión de root, volver al usuario normal y limpiar la terminal usando comandos y atajos de teclado.</text:p>
      <text:p text:style-name="Text_20_body">🪜 <text:span text:style-name="T2">Paso a paso:</text:span></text:p>
      <text:list text:style-name="L17">
        <text:list-item>
          <text:p text:style-name="P47">Para salir de root y volver a usuario normal, escribe:</text:p>
          <text:p text:style-name="P48"/>
          <text:p text:style-name="P10"><text:span text:style-name="Source_20_Text">exit</text:span></text:p>
          <text:p text:style-name="P47"><text:span text:style-name="T3">O presiona las teclas:</text:span> <text:span text:style-name="Source_20_Text">Ctrl</text:span> + <text:span text:style-name="Source_20_Text">d</text:span></text:p>
        </text:list-item>
        <text:list-item>
          <text:p text:style-name="P47">Verifica que volviste al símbolo <text:span text:style-name="Source_20_Text">$</text:span>.</text:p>
        </text:list-item>
        <text:list-item>
          <text:p text:style-name="P47">Para limpiar la pantalla de texto anterior, escribe:</text:p>
          <text:p text:style-name="P48"/>
          <text:p text:style-name="P10"><text:span text:style-name="Source_20_Text">clear</text:span></text:p>
          <text:p text:style-name="P47"><text:span text:style-name="T3">O presiona las teclas:</text:span> <text:span text:style-name="Source_20_Text">Ctrl</text:span> + <text:span text:style-name="Source_20_Text">l</text:span></text:p>
        </text:list-item>
      </text:list>
      <text:p text:style-name="Text_20_body">💡 <text:span text:style-name="T2">Explicación:</text:span></text:p>
      <text:list text:style-name="L18">
        <text:list-item>
          <text:p text:style-name="P49"><text:span text:style-name="Source_20_Text"><text:span text:style-name="T2">exit</text:span></text:span><text:span text:style-name="T2"> / </text:span><text:span text:style-name="Source_20_Text"><text:span text:style-name="T2">Ctrl + d</text:span></text:span><text:span text:style-name="T2">:</text:span> Envían una señal de "Fin de Archivo" (EOF) que cierra la sesión actual o el proceso.</text:p>
        </text:list-item>
        <text:list-item>
          <text:p text:style-name="P49"><text:span text:style-name="Source_20_Text"><text:span text:style-name="T2">clear</text:span></text:span><text:span text:style-name="T2"> / </text:span><text:span text:style-name="Source_20_Text"><text:span text:style-name="T2">Ctrl + l</text:span></text:span><text:span text:style-name="T2">:</text:span> Borran el contenido visual de la terminal para tener un espacio limpio.</text:p>
        </text:list-item>
        <text:list-item>
          <text:p text:style-name="P49">⚙️ <text:span text:style-name="T2">Nota:</text:span> Estos atajos (<text:span text:style-name="Source_20_Text">Ctrl+d</text:span>, <text:span text:style-name="Source_20_Text">Ctrl+l</text:span>) dependen del <text:span text:style-name="T2">intérprete de comandos</text:span> (shell). En este curso estamos utilizando <text:span text:style-name="T2">bash</text:span>, que es el estándar en la mayoría de distribuciones Linux.</text:p>
        </text:list-item>
      </text:list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0:35:17.905691175</meta:creation-date>
    <dc:date>2026-02-21T10:41:32.482932595</dc:date>
    <meta:editing-duration>PT6M15S</meta:editing-duration>
    <meta:editing-cycles>1</meta:editing-cycles>
    <meta:document-statistic meta:table-count="0" meta:image-count="0" meta:object-count="0" meta:page-count="3" meta:paragraph-count="64" meta:word-count="620" meta:character-count="3585" meta:non-whitespace-character-count="3060"/>
    <meta:generator>LibreOffice/24.2.2.2$Linux_X86_64 LibreOffice_project/d56cc158d8a96260b836f100ef4b4ef25d6f1a01</meta:generator>
  </office:meta>
</office:document-meta>
</file>